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Appel Christophe</text:p>
      <text:p text:style-name="Normal">Sendinblue fichier texte avec email suivi de la liste des emails avec saut de ligne entre chaque adresse ou fichier CSV</text:p>
      <text:p text:style-name="Normal">Possibilité d’avoir plus de données</text:p>
      <text:p text:style-name="Normal"/>
      <text:p text:style-name="Normal"/>
      <text:p text:style-name="Normal">FILEBASE :<text:s/>plugin WordPress<text:s/>utilisé</text:p>
      <text:p text:style-name="Normal">-&gt;faire un site<text:s/>WordPress</text:p>
      <text:p text:style-name="Normal">-&gt;avoir une arborescence de test pour commencer de regarder les liaisons.</text:p>
      <text:p text:style-name="Normal"/>
      <text:p text:style-name="Normal">Stockage des adhérents sur un fichier Excel<text:span text:style-name="T2"></text:span><text:s/>parsing ?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is Caillot</meta:initial-creator>
    <dc:creator>Alexis Caillot</dc:creator>
    <meta:creation-date>2018-02-12T13:53:00Z</meta:creation-date>
    <dc:date>2018-02-12T14:35:00Z</dc:date>
    <meta:template xlink:href="Normal" xlink:type="simple"/>
    <meta:editing-cycles>3</meta:editing-cycles>
    <meta:editing-duration>PT840S</meta:editing-duration>
    <meta:document-statistic meta:page-count="1" meta:paragraph-count="1" meta:word-count="56" meta:character-count="368" meta:row-count="2" meta:non-whitespace-character-count="313"/>
  </office:meta>
</office:document-meta>
</file>